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188cm" fo:margin-left="0cm" fo:margin-right="1.512cm" table:align="margins"/>
    </style:style>
    <style:style style:name="Tableau1.A" style:family="table-column">
      <style:table-column-properties style:column-width="24.188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background-color="#000000"/>
    </style:style>
    <style:style style:name="T2" style:family="text">
      <style:text-properties fo:color="#ffffff"/>
    </style:style>
    <style:style style:name="T3" style:family="text">
      <style:text-properties fo:background-color="#ff33ff"/>
    </style:style>
    <style:style style:name="T4" style:family="text">
      <style:text-properties fo:background-color="#ff9999"/>
    </style:style>
    <style:style style:name="T5" style:family="text">
      <style:text-properties fo:background-color="#ffff99"/>
    </style:style>
    <style:style style:name="T6" style:family="text">
      <style:text-properties fo:background-color="#66ffff"/>
    </style:style>
    <style:style style:name="T7" style:family="text">
      <style:text-properties fo:background-color="#cccccc"/>
    </style:style>
    <style:style style:name="T8" style:family="text">
      <style:text-properties fo:background-color="#ffff00"/>
    </style:style>
    <style:style style:name="T9" style:family="text">
      <style:text-properties fo:background-color="#ff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1">01E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A7</text:span> <text:span text:style-name="T1">01E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A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3">0E27</text:span> <text:span text:style-name="T3">0F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3">1E27</text:span> <text:span text:style-name="T3">1F27</text:span> <text:span text:style-name="T2">DF01</text:span> <text:span text:style-name="T2">DF01</text:span> <text:span text:style-name="T3">10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3">2027</text:span> <text:span text:style-name="T3">2127</text:span> <text:span text:style-name="T2">DF01</text:span> <text:span text:style-name="T2">DF01</text:span> <text:span text:style-name="T3">4D26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3">3027</text:span> <text:span text:style-name="T3">3127</text:span> <text:span text:style-name="T2">DF01</text:span> <text:span text:style-name="T2">DF01</text:span> <text:span text:style-name="T3">5D26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8">8521</text:span> <text:span text:style-name="T8">C42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4">0322</text:span> <text:span text:style-name="T7">DF21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8">0122</text:span> <text:span text:style-name="T8">0222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4">0422</text:span> <text:span text:style-name="T4">0522</text:span> <text:span text:style-name="T2">DF01</text:span> <text:span text:style-name="T2">DF01</text:span>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94<text:span text:style-name="T6">21</text:span> <text:span text:style-name="T7">DF21</text:span> <text:span text:style-name="T7">DF21</text:span> 98<text:span text:style-name="T6">21</text:span> <text:span text:style-name="T2">DF01</text:span> <text:span text:style-name="T2">DF01</text:span> <text:span text:style-name="T2">DF01</text:span> <text:span text:style-name="T2">DF01</text:span> A629 8829 CA29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95<text:span text:style-name="T6">21</text:span> 96<text:span text:style-name="T6">21</text:span> 97<text:span text:style-name="T6">21</text:span> 99<text:span text:style-name="T6">21</text:span> <text:span text:style-name="T2">DF01</text:span> 2C2B 2D2B 3D2B B629 9829 D829 <text:span text:style-name="T2">DF01</text:span> <text:span text:style-name="T2">DF01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167</text:span> <text:span text:style-name="T1">0027</text:span> <text:span text:style-name="T1">0027</text:span> <text:span text:style-name="T1">0027</text:span> <text:span text:style-name="T1">01E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A7</text:span> <text:span text:style-name="T1">0027</text:span> <text:span text:style-name="T1">0127</text:span> <text:span text:style-name="T1">01E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0A7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 <text:span text:style-name="T1">00A7</text:span> <text:span text:style-name="T1">01A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267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2">DF01</text:span> <text:span text:style-name="T1">0227</text:span> <text:span text:style-name="T1">016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027</text:span> <text:span text:style-name="T1">0127</text:span> </text:p>
          </table:table-cell>
        </table:table-row>
      </table:table>
      <text:p text:style-name="Standard"/>
      <text:p text:style-name="Standard">Lv<text:tab/>E</text:p>
      <text:p text:style-name="Standard">HP<text:tab/>/</text:p>
      <text:p text:style-name="Standard"/>
      <text:p text:style-name="Standard">Prendre<text:tab/>Donner</text:p>
      <text:p text:style-name="Standard">Jeter<text:tab/><text:tab/>????</text:p>
      <text:p text:style-name="Standard"/>
      <text:p text:style-name="Standard">21-24?=Blanc</text:p>
      <text:p text:style-name="Standard"/>
      <text:p text:style-name="Standard">25-28?=Marron</text:p>
      <text:p text:style-name="Standard"/>
      <text:p text:style-name="Standard">29-C?=Ble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20-05-21T01:02:49.18</dc:date>
    <dc:creator>Miacis Miacidae</dc:creator>
    <meta:editing-duration>PT7H17M30S</meta:editing-duration>
    <meta:editing-cycles>25</meta:editing-cycles>
    <meta:generator>OpenOffice/4.1.7$Win32 OpenOffice.org_project/417m1$Build-9800</meta:generator>
    <meta:document-statistic meta:table-count="1" meta:image-count="0" meta:object-count="0" meta:page-count="1" meta:paragraph-count="8" meta:word-count="907" meta:character-count="4548"/>
  </office:meta>
</office:document-meta>
</file>